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FE3650FB.png" manifest:media-type="image/png"/>
  <manifest:file-entry manifest:full-path="Pictures/10000201000000410000003D1492EBB0.png" manifest:media-type="image/png"/>
  <manifest:file-entry manifest:full-path="Pictures/10000201000003F0000002F2D3C165A6.png" manifest:media-type="image/png"/>
  <manifest:file-entry manifest:full-path="Pictures/10000201000000FA000000BB5E95F74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>
      <style:graphic-properties style:protect="size"/>
    </style:style>
    <style:style style:name="pr1" style:family="presentation" style:parent-style-name="Gluster_25_20Ant-subtitle">
      <style:graphic-properties draw:fill-color="#ffffff" fo:min-height="3.151cm"/>
    </style:style>
    <style:style style:name="pr2" style:family="presentation" style:parent-style-name="Gluster_25_20An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Title-subtitle">
      <style:graphic-properties draw:fill-color="#ffffff" fo:min-height="2.368cm"/>
    </style:style>
    <style:style style:name="pr7" style:family="presentation" style:parent-style-name="Title-notes">
      <style:graphic-properties draw:fill-color="#ffffff" draw:auto-grow-height="true" fo:min-height="12.572cm"/>
    </style:style>
    <style:style style:name="P1" style:family="paragraph"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004586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0pt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Gluster Summit 2015, Barcelona</presentation:date-time-decl>
      <draw:page draw:name="page1" draw:style-name="dp1" draw:master-page-name="Gluster_25_20An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151cm" svg:x="1.4cm" svg:y="4.394cm" presentation:class="subtitle" presentation:user-transformed="true">
          <draw:text-box>
            <text:p><text:span text:style-name="T1">Bug Triage in Gluster</text:span></text:p>
          </draw:text-box>
        </draw:frame>
        <draw:frame draw:style-name="gr1" draw:text-style-name="P3" draw:layer="layout" svg:width="11.938cm" svg:height="6.401cm" svg:x="14.986cm" svg:y="9.373cm">
          <draw:text-box>
            <text:p text:style-name="P2"><text:span text:style-name="T2">Niels de Vos</text:span></text:p>
            <text:p text:style-name="P2"><text:span text:style-name="T2">GlusterFS co-maintainer</text:span></text:p>
            <text:p text:style-name="P2"><text:span text:style-name="T2"/></text:p>
            <text:p text:style-name="P2"><text:span text:style-name="T2">ndevos@redha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ug Triage?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viewing of reported bugs</text:p>
              </text:list-item>
              <text:list-item>
                <text:p>Correcting the component a bug was filed against</text:p>
              </text:list-item>
              <text:list-item>
                <text:p>Checking for duplicate bugs</text:p>
              </text:list-item>
              <text:list-item>
                <text:p>Request more information in case of missing details</text:p>
              </text:list-item>
              <text:list-item>
                <text:p>Clone the bug for other affected versions</text:p>
                <text:p/>
              </text:list-item>
            </text:list>
            <text:p><text:span text:style-name="T3">Prepare Bugs for developers to work 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Bug Triage?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how appreciation towards Bug reporters</text:p>
              </text:list-item>
              <text:list-item>
                <text:p>Learn how Gluster is deployed and (ab)used</text:p>
              </text:list-item>
              <text:list-item>
                <text:p>Improve debugging and troubleshooting skills</text:p>
              </text:list-item>
              <text:list-item>
                <text:p>Work with developers and maintainers while debugging</text:p>
              </text:list-item>
            </text:list>
            <text:p/>
            <text:p><text:span text:style-name="T3">Assist developers and maintain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to Triage a Bug?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ile reporting the Bug</text:p>
              </text:list-item>
              <text:list-item>
                <text:p>In the morning when you read your emails</text:p>
              </text:list-item>
              <text:list-item>
                <text:p>During the day while reading your RSS feeds</text:p>
              </text:list-item>
            </text:list>
            <text:p/>
            <text:p><text:span text:style-name="T3">Untriaged bugs get handled every Tues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to get involved?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Read the workflow:<text:line-break/><text:span text:style-name="T4"><text:a xlink:href="http://gluster.org/community/documentation/index.php/Bug_triage" xlink:type="simple">http://gluster.org/community/documentation/index.php/Bug_triage</text:a></text:span></text:p>
              </text:list-item>
              <text:list-item>
                <text:p>Join the weekly IRC meeting:<text:line-break/>#gluster-meeting, Tuesdays 12:00 UTC<text:line-break/><text:span text:style-name="T4"><text:a xlink:href="https://public.pad.fsfe.org/p/gluster-bug-triage" xlink:type="simple">https://public.pad.fsfe.org/p/gluster-bug-triage</text:a></text:span></text:p>
              </text:list-item>
              <text:list-item>
                <text:p>Ask questions, talk to developers and maintainers:<text:line-break/>#gluster-devel, gluster-devel@gluster.org</text:p>
              </text:list-item>
            </text:list>
            <text:p/>
            <text:p><text:span text:style-name="T3">Try it, do it, users will appreciate your assistan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happens after the Bug Triage?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Developers and maintainers track triaged bugs</text:p>
              </text:list-item>
              <text:list-item>
                <text:p>Bugs get assigned or taken by developers</text:p>
              </text:list-item>
            </text:list>
            <text:p/>
            <text:p><text:span text:style-name="T3">Maintainers are responsible for their compon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5.199cm" svg:height="2.368cm" svg:x="1.4cm" svg:y="4.785cm" presentation:class="subtitle" presentation:user-transformed="true">
          <draw:text-box>
            <text:p><text:span text:style-name="T5">Thank you!</text:span></text:p>
          </draw:text-box>
        </draw:frame>
        <draw:frame draw:style-name="gr1" draw:text-style-name="P6" draw:layer="layout" svg:width="10.16cm" svg:height="6.401cm" svg:x="14.732cm" svg:y="7.873cm">
          <draw:text-box>
            <text:p text:style-name="P5"><text:span text:style-name="T2"/></text:p>
            <text:p text:style-name="P5"><text:span text:style-name="T2">Niels de Vos</text:span></text:p>
            <text:p text:style-name="P5"><text:span text:style-name="T2">ndevos@redhat.com</text:span></text:p>
            <text:p text:style-name="P5"><text:span text:style-name="T2">ndevos on IR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_25_20Ant-background" style:display-name="Gluster%20Ant-background" style:family="presentation">
      <style:graphic-properties draw:stroke="none" draw:fill="none"/>
      <style:text-properties style:letter-kerning="true"/>
    </style:style>
    <style:style style:name="Gluster_25_20Ant-backgroundobjects" style:display-name="Gluster%20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_25_20Ant-notes" style:display-name="Gluster%20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_25_20Ant-outline1" style:display-name="Gluster%20Ant-outline1" style:family="presentation">
      <style:graphic-properties draw:stroke="none" draw:fill="none" draw:auto-grow-height="false">
        <text:list-style style:name="Gluster_25_20Ant-outline1" style:display-name="Gluster%20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outline2" style:display-name="Gluster%20Ant-outline2" style:family="presentation" style:parent-style-name="Gluster_25_20A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uster_25_20Ant-outline3" style:display-name="Gluster%20Ant-outline3" style:family="presentation" style:parent-style-name="Gluster_25_20A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uster_25_20Ant-outline4" style:display-name="Gluster%20Ant-outline4" style:family="presentation" style:parent-style-name="Gluster_25_20A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uster_25_20Ant-outline5" style:display-name="Gluster%20Ant-outline5" style:family="presentation" style:parent-style-name="Gluster_25_20A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6" style:display-name="Gluster%20Ant-outline6" style:family="presentation" style:parent-style-name="Gluster_25_20A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7" style:display-name="Gluster%20Ant-outline7" style:family="presentation" style:parent-style-name="Gluster_25_20A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8" style:display-name="Gluster%20Ant-outline8" style:family="presentation" style:parent-style-name="Gluster_25_20A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9" style:display-name="Gluster%20Ant-outline9" style:family="presentation" style:parent-style-name="Gluster_25_20A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subtitle" style:display-name="Gluster%20Ant-subtitle" style:family="presentation">
      <style:graphic-properties draw:stroke="none" draw:fill="none" draw:textarea-vertical-align="middle">
        <text:list-style style:name="Gluster_25_20Ant-subtitle" style:display-name="Gluster%20A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title" style:display-name="Gluster%20Ant-title" style:family="presentation">
      <style:graphic-properties draw:stroke="none" draw:fill="none" draw:textarea-vertical-align="middle">
        <text:list-style style:name="Gluster_25_20Ant-title" style:display-name="Gluster%20A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10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11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notes">
      <style:graphic-properties draw:stroke="none" draw:fill="none" draw:fill-color="#ffffff" draw:auto-grow-height="false" fo:min-height="1.449cm"/>
    </style:style>
    <style:style style:name="Mpr13" style:family="presentation" style:parent-style-name="Title_20_2-notes">
      <style:graphic-properties draw:stroke="none" draw:fill="none" draw:fill-color="#ffffff" draw:auto-grow-height="false" fo:min-height="1.397cm"/>
    </style:style>
    <style:style style:name="Mpr14" style:family="presentation" style:parent-style-name="Title_20_2-note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Gluster_25_20A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uster_25_20A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Gluster_25_20A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use-window-font-color="true" style:font-name="Liberation Sans1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6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8.506cm" svg:height="1.021cm" svg:x="1.4cm" svg:y="19.558cm" presentation:class="date-time">
        <draw:text-box>
          <text:p text:style-name="MP1"><text:span text:style-name="MT2">Gluster Summit 2015, Barcelona</text:span></text:p>
        </draw:text-box>
      </draw:frame>
      <draw:frame draw:style-name="Mgr3" draw:text-style-name="MP3" draw:layer="backgroundobjects" svg:width="5.08cm" svg:height="3.81cm" svg:x="22.92cm" svg:y="17.094cm">
        <draw:image xlink:href="Pictures/10000201000000FA000000BB5E95F74A.png" xlink:type="simple" xlink:show="embed" xlink:actuate="onLoad">
          <text:p/>
        </draw:image>
      </draw:frame>
      <draw:frame presentation:style-name="Mpr1" draw:text-style-name="MP2" draw:layer="backgroundobjects" svg:width="6.523cm" svg:height="1.197cm" svg:x="10.976cm" svg:y="19.55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3" draw:layer="backgroundobjects" svg:width="10.16cm" svg:height="8.382cm" svg:x="1.269cm" svg:y="7.873cm">
        <draw:image xlink:href="Pictures/10000201000003F0000002F2D3C165A6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4cm" svg:y="5.237cm">
        <draw:text-box>
          <text:p/>
        </draw:text-box>
      </draw:frame>
      <draw:frame draw:style-name="Mgr6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subtitle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layer="backgroundobjects" svg:width="25.199cm" svg:height="0.937cm" svg:x="1.4cm" svg:y="0.837cm">
        <draw:text-box>
          <text:p/>
        </draw:text-box>
      </draw:frame>
      <draw:frame draw:style-name="Mgr9" draw:layer="backgroundobjects" svg:width="25.199cm" svg:height="0.937cm" svg:x="1.4cm" svg:y="4.914cm">
        <draw:text-box>
          <text:p/>
        </draw:text-box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25.199cm" svg:height="3.506cm" svg:x="1.4cm" svg:y="0.837cm" presentation:class="title" presentation:placeholder="true">
        <draw:text-box/>
      </draw:frame>
      <draw:frame presentation:style-name="Title_20_2-background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6" draw:layer="backgroundobjects" svg:width="12.31cm" svg:height="0.634cm" svg:x="6.737cm" svg:y="19.883cm">
        <text:p text:style-name="MP5"><text:span text:style-name="MT4">Red Hat Proprietary</text:span></text:p>
        <text:p text:style-name="MP5"><text:span text:style-name="MT5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8" draw:layer="backgroundobjects" svg:width="3.174cm" svg:height="0.634cm" svg:x="1.172cm" svg:y="19.883cm">
        <text:p text:style-name="MP7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9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5" draw:text-style-name="MP10" draw:layer="backgroundobjects" svg:width="25.199cm" svg:height="3.174cm" svg:x="1.397cm" svg:y="0.635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draw:name="Content Placeholder 2" presentation:style-name="Mpr16" draw:text-style-name="MP10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2"><text:span text:style-name="MT10">Fourth level</text:span></text:p>
                                                </text:list-item>
                                                <text:list-item>
                                                  <text:p text:style-name="MP12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uster_25_20Ant" style:display-name="Gluster%20Ant" style:page-layout-name="PM1" draw:style-name="Mdp1">
      <office:forms form:automatic-focus="false" form:apply-design-mode="false"/>
      <draw:frame presentation:style-name="Gluster_25_20Ant-title" draw:layer="backgroundobjects" svg:width="25.199cm" svg:height="3.506cm" svg:x="1.4cm" svg:y="0.837cm" presentation:class="title" presentation:placeholder="true">
        <draw:text-box/>
      </draw:frame>
      <draw:frame presentation:style-name="Gluster_25_20Ant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2.7cm" svg:height="9.5cm" svg:x="1.27cm" svg:y="7.874cm">
        <draw:image xlink:href="Pictures/10000201000003F0000002F2D3C165A6.png" xlink:type="simple" xlink:show="embed" xlink:actuate="onLoad">
          <text:p/>
        </draw:image>
      </draw:frame>
      <presentation:notes style:page-layout-name="PM0">
        <draw:page-thumbnail presentation:style-name="Gluster_25_20Ant-title" draw:layer="backgroundobjects" svg:width="13.968cm" svg:height="10.476cm" svg:x="3.81cm" svg:y="2.123cm" presentation:class="page"/>
        <draw:frame presentation:style-name="Gluster_25_20A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5H16M45S</meta:editing-duration>
    <meta:editing-cycles>372</meta:editing-cycles>
    <meta:generator>LibreOffice/4.3.6.2$Linux_X86_64 LibreOffice_project/430$Build-2</meta:generator>
    <meta:initial-creator>JMW </meta:initial-creator>
    <dc:date>2015-05-13T01:31:57.454310667</dc:date>
    <meta:document-statistic meta:object-count="121"/>
  </office:meta>
</office:document-meta>
</file>